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5 - Finançament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COMERÇ INTERNACIONAL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8</meta:editing-cycles>
    <meta:editing-duration>P5DT2H19M45S</meta:editing-duration>
    <dc:date>2024-10-08T19:37:24.322017720</dc:date>
    <meta:document-statistic meta:table-count="0" meta:image-count="0" meta:object-count="0" meta:page-count="1" meta:paragraph-count="45" meta:word-count="326" meta:character-count="2705" meta:non-whitespace-character-count="206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